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45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5"/>
      <text:p text:style-name="P35"/>
      <text:p text:style-name="P35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5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6"/>
      <text:p text:style-name="P35"/>
      <text:p text:style-name="P35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5"/>
      <text:p text:style-name="P35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5"/>
      <text:p text:style-name="P35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7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38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39"/>
      <text:p text:style-name="P39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67">Baixem al taller i comentem els components del simulador de fred.</text:p>
      <text:p text:style-name="P63"/>
      <text:p text:style-name="P63"/>
      <text:p text:style-name="P63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0"/>
      <text:p text:style-name="P40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1"/>
      <text:p text:style-name="P41"/>
      <text:p text:style-name="P69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2"/>
      <text:p text:style-name="P42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44"><text:span text:style-name="T10">1.8.1 </text:span><text:span text:style-name="T11">Compresión de un gas a temperatura constante (Ley de Boyle)</text:span></text:p>
      <text:p text:style-name="P44"><text:span text:style-name="T10">1.8.2 </text:span><text:span text:style-name="T11">Expansión de un gas a presión constante (Ley de Gay-Lussac)</text:span></text:p>
      <text:p text:style-name="P44"><text:span text:style-name="T11">1.</text:span><text:span text:style-name="T12">8.3 </text:span><text:span text:style-name="T11">Mezcla de gases (Ley de Dalton)</text:span></text:p>
      <text:p text:style-name="P46">Comentem exercicis 1.9-1 a 3.</text:p>
      <text:p text:style-name="P45"/>
      <text:p text:style-name="P47"/>
      <text:p text:style-name="P54">Dimecres <text:tab/>11/10/23</text:p>
      <text:p text:style-name="P21"><text:a xlink:type="simple" xlink:href="https://paulinoposada.github.io/web_fred/apunts/unitat_1/fred_apunts_ud_1_2_gs.pdf">Unitat 1.2</text:a></text:p>
      <text:p text:style-name="P47">Comentem, exercicis 1.9-4 i 5</text:p>
      <text:p text:style-name="P47">Comentem apartat 1.10 Caudal y velocidad</text:p>
      <text:p text:style-name="P48">Comentem apartat 1.10.<text:span text:style-name="T13">1</text:span> C<text:span text:style-name="T13">onservación del caudal volumétrico</text:span></text:p>
      <text:p text:style-name="P47"/>
      <text:p text:style-name="P54"/>
      <text:p text:style-name="P54">Dilluns <text:tab/>16/10/23</text:p>
      <text:p text:style-name="P49"><text:a xlink:type="simple" xlink:href="https://paulinoposada.github.io/web_fred/apunts/unitat_1/fred_apunts_ud_1_3_gs.pdf">Unitat 1.3</text:a></text:p>
      <text:p text:style-name="P49">Comentem apartats:</text:p>
      <text:p text:style-name="P49">1.1 Ciclo frigorífico</text:p>
      <text:p text:style-name="P49">1.1.1 Coeficiente de funcionamiento COP y EER</text:p>
      <text:p text:style-name="P49">1.1.2 Componentes de la instalación frigorífica</text:p>
      <text:p text:style-name="P49"/>
      <text:p text:style-name="P43"/>
      <text:p text:style-name="P43">D<text:span text:style-name="T14">imarts</text:span><text:tab/><text:span text:style-name="T15">17</text:span>/<text:span text:style-name="T16">10</text:span>/23</text:p>
      <text:p text:style-name="P34">Vaga estudiants.</text:p>
      <text:p text:style-name="P51"/>
      <text:p text:style-name="P55">Dimecres <text:tab/>18/10/23</text:p>
      <text:p text:style-name="P52">Examen i solució d'examen.</text:p>
      <text:p text:style-name="P52"/>
      <text:p text:style-name="P52"/>
      <text:p text:style-name="P56">Di<text:span text:style-name="T17">jous</text:span> <text:tab/>1<text:span text:style-name="T17">9</text:span>/10/23</text:p>
      <text:p text:style-name="P50"><text:a xlink:type="simple" xlink:href="https://paulinoposada.github.io/web_fred/apunts/unitat_1/fred_apunts_ud_1_3_gs.pdf">Unitat 1.3</text:a></text:p>
      <text:p text:style-name="P53">Comentem apartat 1.2 Ejercicios ciclo frigorífico.</text:p>
      <text:p text:style-name="P53">Exercici 1.2.1</text:p>
      <text:p text:style-name="P53"/>
      <text:p text:style-name="P53"/>
      <text:p text:style-name="P60">Di<text:span text:style-name="T18">vendres</text:span> <text:tab/><text:span text:style-name="T18">20</text:span>/10/23</text:p>
      <text:p text:style-name="P59"><text:a xlink:type="simple" xlink:href="https://paulinoposada.github.io/web_fred/apunts/unitat_1/fred_apunts_ud_1_3_gs.pdf">Unitat 1.3</text:a></text:p>
      <text:p text:style-name="P58">Comentem apartat 1.2 Ejercicios ciclo frigorífico.</text:p>
      <text:p text:style-name="P58"><text:span text:style-name="T18">Comentem e</text:span>xercici 1.2.<text:span text:style-name="T18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22T10:41:53.095008397</dc:date>
    <meta:editing-duration>PT14M16S</meta:editing-duration>
    <meta:editing-cycles>25</meta:editing-cycles>
    <meta:document-statistic meta:table-count="0" meta:image-count="0" meta:object-count="0" meta:page-count="3" meta:paragraph-count="106" meta:word-count="470" meta:character-count="3105" meta:non-whitespace-character-count="2728"/>
  </office:meta>
</office:document-meta>
</file>